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>
      <style:paragraph-properties fo:padding="0.0193in" fo:border="0.0008in solid #d9d9e3"/>
    </style:style>
    <style:style style:name="P11" style:family="paragraph" style:parent-style-name="Text_20_body" style:list-style-name="L1">
      <style:paragraph-properties fo:padding="0.0193in" fo:border="0.0008in solid #d9d9e3"/>
    </style:style>
    <style:style style:name="P12" style:family="paragraph" style:parent-style-name="Text_20_body" style:list-style-name="L2">
      <style:paragraph-properties fo:padding="0.0193in" fo:border="0.0008in solid #d9d9e3"/>
    </style:style>
    <style:style style:name="P13" style:family="paragraph" style:parent-style-name="Text_20_body" style:list-style-name="L3">
      <style:paragraph-properties fo:padding="0.0193in" fo:border="0.0008in solid #d9d9e3"/>
    </style:style>
    <style:style style:name="P14" style:family="paragraph" style:parent-style-name="Text_20_body" style:list-style-name="L4">
      <style:paragraph-properties fo:padding="0.0193in" fo:border="0.0008in solid #d9d9e3"/>
    </style:style>
    <style:style style:name="P15" style:family="paragraph" style:parent-style-name="Text_20_body" style:list-style-name="L5">
      <style:paragraph-properties fo:padding="0.0193in" fo:border="0.0008in solid #d9d9e3"/>
    </style:style>
    <style:style style:name="P16" style:family="paragraph" style:parent-style-name="Text_20_body" style:list-style-name="L6">
      <style:paragraph-properties fo:padding="0.0193in" fo:border="0.0008in solid #d9d9e3"/>
    </style:style>
    <style:style style:name="P17" style:family="paragraph" style:parent-style-name="Text_20_body" style:list-style-name="L7">
      <style:paragraph-properties fo:padding="0.0193in" fo:border="0.0008in solid #d9d9e3"/>
    </style:style>
    <style:style style:name="P18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14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 ООП - какие вопросы нужно задать чтобы понять и изучить</text:p>
      <text:p text:style-name="P1">ChatGPT</text:p>
      <text:p text:style-name="P2">ChatGPT</text:p>
      <text:p text:style-name="P10">Чтобы глубже понять и изучить объектно-ориентированное программирование (ООП) в PHP, важно задавать разнообразные вопросы, затрагивающие различные аспекты этой методологии. Вот несколько ключевых вопросов:</text:p>
      <text:h text:style-name="P18" text:outline-level="3">Основы ООП:</text:h>
      <text:list xml:id="list8783863264399686043" text:style-name="L1">
        <text:list-item>
          <text:p text:style-name="P11"><text:span text:style-name="Strong_20_Emphasis">Что такое класс и объект в PHP?</text:span></text:p>
          <text:list>
            <text:list-item>
              <text:p text:style-name="P3">Определение класса и создание объектов на его основе.</text:p>
            </text:list-item>
          </text:list>
        </text:list-item>
        <text:list-item>
          <text:p text:style-name="P11"><text:span text:style-name="Strong_20_Emphasis">Какие основные принципы ООП существуют в PHP?</text:span></text:p>
          <text:list>
            <text:list-item>
              <text:p text:style-name="P3">Инкапсуляция, наследование, полиморфизм.</text:p>
            </text:list-item>
          </text:list>
        </text:list-item>
        <text:list-item>
          <text:p text:style-name="P11"><text:span text:style-name="Strong_20_Emphasis">Какой синтаксис используется для создания класса в PHP?</text:span></text:p>
          <text:list>
            <text:list-item>
              <text:p text:style-name="P11">Ключевое слово <text:span text:style-name="Source_20_Text">class</text:span>, свойства, методы.</text:p>
            </text:list-item>
          </text:list>
        </text:list-item>
      </text:list>
      <text:h text:style-name="P18" text:outline-level="3">Наследование и Интерфейсы:</text:h>
      <text:list xml:id="list6840760769231153484" text:style-name="L2">
        <text:list-item>
          <text:p text:style-name="P12"><text:span text:style-name="Strong_20_Emphasis">Как реализуется наследование в PHP?</text:span></text:p>
          <text:list>
            <text:list-item>
              <text:p text:style-name="P4">Ключевое слово <text:span text:style-name="Source_20_Text">extends</text:span> и переопределение методов.</text:p>
            </text:list-item>
          </text:list>
        </text:list-item>
        <text:list-item>
          <text:p text:style-name="P12"><text:span text:style-name="Strong_20_Emphasis">Что такое интерфейсы в PHP и зачем они нужны?</text:span></text:p>
          <text:list>
            <text:list-item>
              <text:p text:style-name="P4">Определение интерфейсов и их реализация в классах.</text:p>
            </text:list-item>
          </text:list>
        </text:list-item>
        <text:list-item>
          <text:p text:style-name="P12"><text:span text:style-name="Strong_20_Emphasis">Как PHP поддерживает множественное наследование?</text:span></text:p>
          <text:list>
            <text:list-item>
              <text:p text:style-name="P12">Объяснение, почему PHP не поддерживает множественное наследование классов, но имеет множественное наследование интерфейсов.</text:p>
            </text:list-item>
          </text:list>
        </text:list-item>
      </text:list>
      <text:h text:style-name="P18" text:outline-level="3">Инкапсуляция и доступ к свойствам:</text:h>
      <text:list xml:id="list9035947249350586695" text:style-name="L3">
        <text:list-item>
          <text:p text:style-name="P13"><text:span text:style-name="Strong_20_Emphasis">Как реализуется инкапсуляция в PHP?</text:span></text:p>
          <text:list>
            <text:list-item>
              <text:p text:style-name="P5">Использование модификаторов доступа (<text:span text:style-name="Source_20_Text">public</text:span>, <text:span text:style-name="Source_20_Text">private</text:span>, <text:span text:style-name="Source_20_Text">protected</text:span>).</text:p>
            </text:list-item>
          </text:list>
        </text:list-item>
        <text:list-item>
          <text:p text:style-name="P13"><text:span text:style-name="Strong_20_Emphasis">Какие методы доступа к свойствам объекта существуют в PHP?</text:span></text:p>
          <text:list>
            <text:list-item>
              <text:p text:style-name="P13">Геттеры и сеттеры для получения и установки значений свойств.</text:p>
            </text:list-item>
          </text:list>
        </text:list-item>
      </text:list>
      <text:h text:style-name="P18" text:outline-level="3">Полиморфизм:</text:h>
      <text:list xml:id="list8890767862037440426" text:style-name="L4">
        <text:list-item>
          <text:p text:style-name="P14"><text:span text:style-name="Strong_20_Emphasis">Что такое полиморфизм в ООП PHP?</text:span></text:p>
          <text:list>
            <text:list-item>
              <text:p text:style-name="P6">Возможность объектов одного и того же типа вызывать одинаковые методы, но с различным поведением.</text:p>
            </text:list-item>
          </text:list>
        </text:list-item>
        <text:list-item>
          <text:p text:style-name="P14"><text:span text:style-name="Strong_20_Emphasis">Как PHP реализует полиморфизм с помощью наследования и интерфейсов?</text:span></text:p>
          <text:list>
            <text:list-item>
              <text:p text:style-name="P14">Примеры использования виртуальных методов и переопределения.</text:p>
            </text:list-item>
          </text:list>
        </text:list-item>
      </text:list>
      <text:h text:style-name="P18" text:outline-level="3"><text:soft-page-break/>Абстрактные классы и финальные методы:</text:h>
      <text:list xml:id="list7246669930294444078" text:style-name="L5">
        <text:list-item>
          <text:p text:style-name="P15"><text:span text:style-name="Strong_20_Emphasis">Что такое абстрактные классы и методы в PHP?</text:span></text:p>
          <text:list>
            <text:list-item>
              <text:p text:style-name="P7">Классы и методы без реализации, только с объявлением.</text:p>
            </text:list-item>
          </text:list>
        </text:list-item>
        <text:list-item>
          <text:p text:style-name="P15"><text:span text:style-name="Strong_20_Emphasis">Как использовать финальные методы в PHP?</text:span></text:p>
          <text:list>
            <text:list-item>
              <text:p text:style-name="P15">Определение методов, которые не могут быть переопределены в дочерних классах.</text:p>
            </text:list-item>
          </text:list>
        </text:list-item>
      </text:list>
      <text:h text:style-name="P18" text:outline-level="3">Магические методы:</text:h>
      <text:list xml:id="list6290652708232743632" text:style-name="L6">
        <text:list-item>
          <text:p text:style-name="P8"><text:span text:style-name="Strong_20_Emphasis">Какие магические методы существуют в PHP для работы с ООП?</text:span></text:p>
          <text:list>
            <text:list-item>
              <text:p text:style-name="P16">Например, <text:span text:style-name="Source_20_Text">__construct</text:span>, <text:span text:style-name="Source_20_Text">__destruct</text:span>, <text:span text:style-name="Source_20_Text">__get</text:span>, <text:span text:style-name="Source_20_Text">__set</text:span> и другие.</text:p>
            </text:list-item>
          </text:list>
        </text:list-item>
      </text:list>
      <text:h text:style-name="P18" text:outline-level="3">Практическое применение ООП:</text:h>
      <text:list xml:id="list9026171973931251543" text:style-name="L7">
        <text:list-item>
          <text:p text:style-name="P17"><text:span text:style-name="Strong_20_Emphasis">Какие паттерны проектирования можно использовать в PHP для улучшения ООП кода?</text:span></text:p>
          <text:list>
            <text:list-item>
              <text:p text:style-name="P9">Например, фабричный метод, строитель, одиночка и т.д.</text:p>
            </text:list-item>
          </text:list>
        </text:list-item>
        <text:list-item>
          <text:p text:style-name="P17"><text:span text:style-name="Strong_20_Emphasis">Как разработать приложение, используя ООП в PHP?</text:span></text:p>
          <text:list>
            <text:list-item>
              <text:p text:style-name="P17">Пример создания классов, их взаимодействия и использования в реальном проекте.</text:p>
            </text:list-item>
          </text:list>
        </text:list-item>
      </text:list>
      <text:p text:style-name="P10">Задавайте эти и другие вопросы, исследуйте документацию PHP и практикуйте написание кода, чтобы глубже понять и овладеть объектно-ориентированным программированием в PH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6T22:59:11.34</dc:date>
    <meta:document-statistic meta:table-count="0" meta:image-count="0" meta:object-count="0" meta:page-count="2" meta:paragraph-count="42" meta:word-count="339" meta:character-count="2340"/>
    <dc:creator>Dima Wide</dc:creator>
    <meta:user-defined meta:name="Info 1"/>
    <meta:user-defined meta:name="Info 2"/>
    <meta:user-defined meta:name="Info 3"/>
    <meta:user-defined meta:name="Info 4"/>
  </office:meta>
</office:document-meta>
</file>